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.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-[.A2]*3+SIN([.A2])" office:value-type="float" office:value="2" calcext:value-type="float">
            <text:p>2</text:p>
          </table:table-cell>
          <table:table-cell table:formula="of:=ABS([.B2])"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2-[.E2]*3+SIN([.E2])" office:value-type="float" office:value="0.0833269096274832" calcext:value-type="float">
            <text:p>0.083326909627483</text:p>
          </table:table-cell>
          <table:table-cell table:formula="of:=ABS([.F2])" office:value-type="float" office:value="0.0833269096274832" calcext:value-type="float">
            <text:p>0.083326909627483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2-[.I2]*3+SIN([.I2])" office:value-type="float" office:value="0.0116199408837772" calcext:value-type="float">
            <text:p>0.011619940883777</text:p>
          </table:table-cell>
          <table:table-cell table:formula="of:=ABS([.J2])" office:value-type="float" office:value="0.0116199408837772" calcext:value-type="float">
            <text:p>0.0116199408837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-[.A3]*3+SIN([.A3])" office:value-type="float" office:value="1.79983341664683" calcext:value-type="float">
            <text:p>1.79983341664683</text:p>
          </table:table-cell>
          <table:table-cell table:formula="of:=ABS([.B3])" office:value-type="float" office:value="1.79983341664683" calcext:value-type="float">
            <text:p>1.79983341664683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2-[.E3]*3+SIN([.E3])" office:value-type="float" office:value="0.0595037396899505" calcext:value-type="float">
            <text:p>0.059503739689951</text:p>
          </table:table-cell>
          <table:table-cell table:formula="of:=ABS([.F3])" office:value-type="float" office:value="0.0595037396899505" calcext:value-type="float">
            <text:p>0.059503739689951</text:p>
          </table:table-cell>
          <table:table-cell/>
          <table:table-cell office:value-type="float" office:value="0.931" calcext:value-type="float">
            <text:p>0.931</text:p>
          </table:table-cell>
          <table:table-cell table:formula="of:=2-[.I3]*3+SIN([.I3])" office:value-type="float" office:value="0.00921737395648825" calcext:value-type="float">
            <text:p>0.009217373956488</text:p>
          </table:table-cell>
          <table:table-cell table:formula="of:=ABS([.J3])" office:value-type="float" office:value="0.00921737395648825" calcext:value-type="float">
            <text:p>0.00921737395648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2-[.A4]*3+SIN([.A4])" office:value-type="float" office:value="1.59866933079506" calcext:value-type="float">
            <text:p>1.59866933079506</text:p>
          </table:table-cell>
          <table:table-cell table:formula="of:=ABS([.B4])" office:value-type="float" office:value="1.59866933079506" calcext:value-type="float">
            <text:p>1.59866933079506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2-[.E4]*3+SIN([.E4])" office:value-type="float" office:value="0.0356016200363658" calcext:value-type="float">
            <text:p>0.035601620036366</text:p>
          </table:table-cell>
          <table:table-cell table:formula="of:=ABS([.F4])" office:value-type="float" office:value="0.0356016200363658" calcext:value-type="float">
            <text:p>0.035601620036366</text:p>
          </table:table-cell>
          <table:table-cell/>
          <table:table-cell office:value-type="float" office:value="0.932" calcext:value-type="float">
            <text:p>0.932</text:p>
          </table:table-cell>
          <table:table-cell table:formula="of:=2-[.I4]*3+SIN([.I4])" office:value-type="float" office:value="0.00681400481189232" calcext:value-type="float">
            <text:p>0.006814004811892</text:p>
          </table:table-cell>
          <table:table-cell table:formula="of:=ABS([.J4])" office:value-type="float" office:value="0.00681400481189232" calcext:value-type="float">
            <text:p>0.00681400481189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2-[.A5]*3+SIN([.A5])" office:value-type="float" office:value="1.39552020666134" calcext:value-type="float">
            <text:p>1.39552020666134</text:p>
          </table:table-cell>
          <table:table-cell table:formula="of:=ABS([.B5])" office:value-type="float" office:value="1.39552020666134" calcext:value-type="float">
            <text:p>1.39552020666134</text:p>
          </table:table-cell>
          <table:table-cell/>
          <table:table-cell table:style-name="ce2" office:value-type="float" office:value="0.93" calcext:value-type="float">
            <text:p>0.93</text:p>
          </table:table-cell>
          <table:table-cell table:style-name="ce2" table:formula="of:=2-[.E5]*3+SIN([.E5])" office:value-type="float" office:value="0.0116199408837772" calcext:value-type="float">
            <text:p>0.011619940883777</text:p>
          </table:table-cell>
          <table:table-cell table:style-name="ce2" table:formula="of:=ABS([.F5])" office:value-type="float" office:value="0.0116199408837772" calcext:value-type="float">
            <text:p>0.011619940883777</text:p>
          </table:table-cell>
          <table:table-cell/>
          <table:table-cell table:style-name="ce7" office:value-type="float" office:value="0.933" calcext:value-type="float">
            <text:p>0.933</text:p>
          </table:table-cell>
          <table:table-cell table:style-name="ce7" table:formula="of:=2-[.I5]*3+SIN([.I5])" office:value-type="float" office:value="0.0044098328533585" calcext:value-type="float">
            <text:p>0.004409832853359</text:p>
          </table:table-cell>
          <table:table-cell table:style-name="ce7" table:formula="of:=ABS([.J5])" office:value-type="float" office:value="0.0044098328533585" calcext:value-type="float">
            <text:p>0.00440983285335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2-[.A6]*3+SIN([.A6])" office:value-type="float" office:value="1.18941834230865" calcext:value-type="float">
            <text:p>1.18941834230865</text:p>
          </table:table-cell>
          <table:table-cell table:formula="of:=ABS([.B6])" office:value-type="float" office:value="1.18941834230865" calcext:value-type="float">
            <text:p>1.18941834230865</text:p>
          </table:table-cell>
          <table:table-cell/>
          <table:table-cell table:style-name="ce2" office:value-type="float" office:value="0.94" calcext:value-type="float">
            <text:p>0.94</text:p>
          </table:table-cell>
          <table:table-cell table:style-name="ce2" table:formula="of:=2-[.E6]*3+SIN([.E6])" office:value-type="float" office:value="-0.012441899594886" calcext:value-type="float">
            <text:p>-0.012441899594886</text:p>
          </table:table-cell>
          <table:table-cell table:style-name="ce2" table:formula="of:=ABS([.F6])" office:value-type="float" office:value="0.012441899594886" calcext:value-type="float">
            <text:p>0.012441899594886</text:p>
          </table:table-cell>
          <table:table-cell/>
          <table:table-cell table:style-name="ce2" office:value-type="float" office:value="0.934" calcext:value-type="float">
            <text:p>0.934</text:p>
          </table:table-cell>
          <table:table-cell table:style-name="ce2" table:formula="of:=2-[.I6]*3+SIN([.I6])" office:value-type="float" office:value="0.00200485748505919" calcext:value-type="float">
            <text:p>0.002004857485059</text:p>
          </table:table-cell>
          <table:table-cell table:style-name="ce2" table:formula="of:=ABS([.J6])" office:value-type="float" office:value="0.00200485748505919" calcext:value-type="float">
            <text:p>0.0020048574850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2-[.A7]*3+SIN([.A7])" office:value-type="float" office:value="0.979425538604203" calcext:value-type="float">
            <text:p>0.979425538604203</text:p>
          </table:table-cell>
          <table:table-cell table:formula="of:=ABS([.B7])" office:value-type="float" office:value="0.979425538604203" calcext:value-type="float">
            <text:p>0.979425538604203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2-[.E7]*3+SIN([.E7])" office:value-type="float" office:value="-0.0365844952106263" calcext:value-type="float">
            <text:p>-0.036584495210626</text:p>
          </table:table-cell>
          <table:table-cell table:formula="of:=ABS([.F7])" office:value-type="float" office:value="0.0365844952106263" calcext:value-type="float">
            <text:p>0.036584495210626</text:p>
          </table:table-cell>
          <table:table-cell/>
          <table:table-cell table:style-name="ce2" office:value-type="float" office:value="0.935" calcext:value-type="float">
            <text:p>0.935</text:p>
          </table:table-cell>
          <table:table-cell table:style-name="ce2" table:formula="of:=2-[.I7]*3+SIN([.I7])" office:value-type="float" office:value="-0.000400921888031092" calcext:value-type="float">
            <text:p>-0.000400921888031</text:p>
          </table:table-cell>
          <table:table-cell table:style-name="ce2" table:formula="of:=ABS([.J7])" office:value-type="float" office:value="0.000400921888031092" calcext:value-type="float">
            <text:p>0.0004009218880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2-[.A8]*3+SIN([.A8])" office:value-type="float" office:value="0.764642473395035" calcext:value-type="float">
            <text:p>0.764642473395035</text:p>
          </table:table-cell>
          <table:table-cell table:formula="of:=ABS([.B8])" office:value-type="float" office:value="0.764642473395035" calcext:value-type="float">
            <text:p>0.764642473395035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2-[.E8]*3+SIN([.E8])" office:value-type="float" office:value="-0.0608084316990016" calcext:value-type="float">
            <text:p>-0.060808431699002</text:p>
          </table:table-cell>
          <table:table-cell table:formula="of:=ABS([.F8])" office:value-type="float" office:value="0.0608084316990016" calcext:value-type="float">
            <text:p>0.060808431699002</text:p>
          </table:table-cell>
          <table:table-cell/>
          <table:table-cell office:value-type="float" office:value="0.936" calcext:value-type="float">
            <text:p>0.936</text:p>
          </table:table-cell>
          <table:table-cell table:formula="of:=2-[.I8]*3+SIN([.I8])" office:value-type="float" office:value="-0.00280750586013245" calcext:value-type="float">
            <text:p>-0.002807505860132</text:p>
          </table:table-cell>
          <table:table-cell table:formula="of:=ABS([.J8])" office:value-type="float" office:value="0.00280750586013245" calcext:value-type="float">
            <text:p>0.002807505860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2-[.A9]*3+SIN([.A9])" office:value-type="float" office:value="0.544217687237691" calcext:value-type="float">
            <text:p>0.544217687237691</text:p>
          </table:table-cell>
          <table:table-cell table:formula="of:=ABS([.B9])" office:value-type="float" office:value="0.544217687237691" calcext:value-type="float">
            <text:p>0.544217687237691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2-[.E9]*3+SIN([.E9])" office:value-type="float" office:value="-0.0851142866615501" calcext:value-type="float">
            <text:p>-0.08511428666155</text:p>
          </table:table-cell>
          <table:table-cell table:formula="of:=ABS([.F9])" office:value-type="float" office:value="0.0851142866615501" calcext:value-type="float">
            <text:p>0.08511428666155</text:p>
          </table:table-cell>
          <table:table-cell/>
          <table:table-cell office:value-type="float" office:value="0.937" calcext:value-type="float">
            <text:p>0.937</text:p>
          </table:table-cell>
          <table:table-cell table:formula="of:=2-[.I9]*3+SIN([.I9])" office:value-type="float" office:value="-0.00521489502466033" calcext:value-type="float">
            <text:p>-0.00521489502466</text:p>
          </table:table-cell>
          <table:table-cell table:formula="of:=ABS([.J9])" office:value-type="float" office:value="0.00521489502466033" calcext:value-type="float">
            <text:p>0.0052148950246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2-[.A10]*3+SIN([.A10])" office:value-type="float" office:value="0.317356090899522" calcext:value-type="float">
            <text:p>0.317356090899522</text:p>
          </table:table-cell>
          <table:table-cell table:formula="of:=ABS([.B10])" office:value-type="float" office:value="0.317356090899522" calcext:value-type="float">
            <text:p>0.317356090899522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2-[.E10]*3+SIN([.E10])" office:value-type="float" office:value="-0.109502629508029" calcext:value-type="float">
            <text:p>-0.109502629508029</text:p>
          </table:table-cell>
          <table:table-cell table:formula="of:=ABS([.F10])" office:value-type="float" office:value="0.109502629508029" calcext:value-type="float">
            <text:p>0.109502629508029</text:p>
          </table:table-cell>
          <table:table-cell/>
          <table:table-cell office:value-type="float" office:value="0.938" calcext:value-type="float">
            <text:p>0.938</text:p>
          </table:table-cell>
          <table:table-cell table:formula="of:=2-[.I10]*3+SIN([.I10])" office:value-type="float" office:value="-0.00762308997422645" calcext:value-type="float">
            <text:p>-0.007623089974226</text:p>
          </table:table-cell>
          <table:table-cell table:formula="of:=ABS([.J10])" office:value-type="float" office:value="0.00762308997422645" calcext:value-type="float">
            <text:p>0.007623089974226</text:p>
          </table:table-cell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table:formula="of:=2-[.A11]*3+SIN([.A11])" office:value-type="float" office:value="0.0833269096274832" calcext:value-type="float">
            <text:p>0.083326909627483</text:p>
          </table:table-cell>
          <table:table-cell table:style-name="ce2" table:formula="of:=ABS([.B11])" office:value-type="float" office:value="0.0833269096274832" calcext:value-type="float">
            <text:p>0.083326909627483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2-[.E11]*3+SIN([.E11])" office:value-type="float" office:value="-0.133974021399479" calcext:value-type="float">
            <text:p>-0.133974021399479</text:p>
          </table:table-cell>
          <table:table-cell table:formula="of:=ABS([.F11])" office:value-type="float" office:value="0.133974021399479" calcext:value-type="float">
            <text:p>0.133974021399479</text:p>
          </table:table-cell>
          <table:table-cell/>
          <table:table-cell office:value-type="float" office:value="0.939" calcext:value-type="float">
            <text:p>0.939</text:p>
          </table:table-cell>
          <table:table-cell table:formula="of:=2-[.I11]*3+SIN([.I11])" office:value-type="float" office:value="-0.0100320913006355" calcext:value-type="float">
            <text:p>-0.010032091300636</text:p>
          </table:table-cell>
          <table:table-cell table:formula="of:=ABS([.J11])" office:value-type="float" office:value="0.0100320913006355" calcext:value-type="float">
            <text:p>0.01003209130063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2-[.A12]*3+SIN([.A12])" office:value-type="float" office:value="-0.158529015192104" calcext:value-type="float">
            <text:p>-0.158529015192104</text:p>
          </table:table-cell>
          <table:table-cell table:style-name="ce2" table:formula="of:=ABS([.B12])" office:value-type="float" office:value="0.158529015192104" calcext:value-type="float">
            <text:p>0.158529015192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2-[.E12]*3+SIN([.E12])" office:value-type="float" office:value="-0.158529015192104" calcext:value-type="float">
            <text:p>-0.158529015192104</text:p>
          </table:table-cell>
          <table:table-cell table:formula="of:=ABS([.F12])" office:value-type="float" office:value="0.158529015192104" calcext:value-type="float">
            <text:p>0.158529015192104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2-[.I12]*3+SIN([.I12])" office:value-type="float" office:value="-0.012441899594886" calcext:value-type="float">
            <text:p>-0.012441899594886</text:p>
          </table:table-cell>
          <table:table-cell table:formula="of:=ABS([.J12])" office:value-type="float" office:value="0.012441899594886" calcext:value-type="float">
            <text:p>0.012441899594886</text:p>
          </table:table-cell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2-[.A15]*3+SIN([.A15])" office:value-type="float" office:value="2" calcext:value-type="float">
            <text:p>2</text:p>
          </table:table-cell>
          <table:table-cell table:style-name="ce3" table:formula="of:=ABS([.B1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 table:formula="of:=2-[.A16]*3+SIN([.A16])" office:value-type="float" office:value="1.39552020666134" calcext:value-type="float">
            <text:p>1.39552020666134</text:p>
          </table:table-cell>
          <table:table-cell table:style-name="ce3" table:formula="of:=ABS([.B16])" office:value-type="float" office:value="1.39552020666134" calcext:value-type="float">
            <text:p>1.39552020666134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table:formula="of:=2-[.A17]*3+SIN([.A17])" office:value-type="float" office:value="0.764642473395035" calcext:value-type="float">
            <text:p>0.764642473395035</text:p>
          </table:table-cell>
          <table:table-cell table:style-name="ce3" table:formula="of:=ABS([.B17])" office:value-type="float" office:value="0.764642473395035" calcext:value-type="float">
            <text:p>0.764642473395035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table:formula="of:=2-[.A18]*3+SIN([.A18])" office:value-type="float" office:value="0.0833269096274833" calcext:value-type="float">
            <text:p>0.083326909627483</text:p>
          </table:table-cell>
          <table:table-cell table:style-name="ce3" table:formula="of:=ABS([.B18])" office:value-type="float" office:value="0.0833269096274833" calcext:value-type="float">
            <text:p>0.083326909627483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 table:formula="of:=2-[.A19]*3+SIN([.A19])" office:value-type="float" office:value="-0.667960914032774" calcext:value-type="float">
            <text:p>-0.667960914032774</text:p>
          </table:table-cell>
          <table:table-cell table:style-name="ce3" table:formula="of:=ABS([.B19])" office:value-type="float" office:value="0.667960914032774" calcext:value-type="float">
            <text:p>0.667960914032774</text:p>
          </table:table-cell>
          <table:table-cell table:number-columns-repeated="8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" table:formula="of:=2-[.A20]*3+SIN([.A20])" office:value-type="float" office:value="-1.50250501339595" calcext:value-type="float">
            <text:p>-1.50250501339595</text:p>
          </table:table-cell>
          <table:table-cell table:style-name="ce3" table:formula="of:=ABS([.B20])" office:value-type="float" office:value="1.50250501339595" calcext:value-type="float">
            <text:p>1.50250501339595</text:p>
          </table:table-cell>
          <table:table-cell table:number-columns-repeated="8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 table:formula="of:=2-[.A21]*3+SIN([.A21])" office:value-type="float" office:value="-2.42615236912181" calcext:value-type="float">
            <text:p>-2.42615236912181</text:p>
          </table:table-cell>
          <table:table-cell table:style-name="ce3" table:formula="of:=ABS([.B21])" office:value-type="float" office:value="2.42615236912181" calcext:value-type="float">
            <text:p>2.42615236912181</text:p>
          </table:table-cell>
          <table:table-cell table:number-columns-repeated="8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ce3" table:formula="of:=2-[.A22]*3+SIN([.A22])" office:value-type="float" office:value="-3.43679063335113" calcext:value-type="float">
            <text:p>-3.43679063335113</text:p>
          </table:table-cell>
          <table:table-cell table:style-name="ce3" table:formula="of:=ABS([.B22])" office:value-type="float" office:value="3.43679063335113" calcext:value-type="float">
            <text:p>3.43679063335113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 table:formula="of:=2-[.A23]*3+SIN([.A23])" office:value-type="float" office:value="-4.52453681944885" calcext:value-type="float">
            <text:p>-4.52453681944885</text:p>
          </table:table-cell>
          <table:table-cell table:style-name="ce3" table:formula="of:=ABS([.B23])" office:value-type="float" office:value="4.52453681944885" calcext:value-type="float">
            <text:p>4.52453681944885</text:p>
          </table:table-cell>
          <table:table-cell table:number-columns-repeated="8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ce3" table:formula="of:=2-[.A24]*3+SIN([.A24])" office:value-type="float" office:value="-5.67262011976617" calcext:value-type="float">
            <text:p>-5.67262011976617</text:p>
          </table:table-cell>
          <table:table-cell table:style-name="ce3" table:formula="of:=ABS([.B24])" office:value-type="float" office:value="5.67262011976617" calcext:value-type="float">
            <text:p>5.67262011976617</text:p>
          </table:table-cell>
          <table:table-cell table:number-columns-repeated="8"/>
        </table:table-row>
      </table:table>
      <table:table table:name="No.2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arat &lt; 1</text:p>
          </table:table-cell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arat &lt;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^3-[.A3]^2-2*[.A3]+1" office:value-type="float" office:value="1" calcext:value-type="float">
            <text:p>1</text:p>
          </table:table-cell>
          <table:table-cell table:formula="of:=ABS([.B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]*[.B4]" office:value-type="float" office:value="-1" calcext:value-type="float">
            <text:p>-1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formula="of:=[.G3]^3-[.G3]^2-2*[.G3]+1" office:value-type="float" office:value="0.568" calcext:value-type="float">
            <text:p>0.568</text:p>
          </table:table-cell>
          <table:table-cell table:formula="of:=ABS([.H3])" office:value-type="float" office:value="0.568" calcext:value-type="float">
            <text:p>0.568</text:p>
          </table:table-cell>
          <table:table-cell office:value-type="float" office:value="1" calcext:value-type="float">
            <text:p>1</text:p>
          </table:table-cell>
          <table:table-cell table:formula="of:=[.H3]*[.H4]" office:value-type="float" office:value="-0.071" calcext:value-type="float">
            <text:p>-0.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^3-[.A4]^2-2*[.A4]+1" office:value-type="float" office:value="-1" calcext:value-type="float">
            <text:p>-1</text:p>
          </table:table-cell>
          <table:table-cell table:formula="of:=ABS([.B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table:formula="of:=[.G4]^3-[.G4]^2-2*[.G4]+1" office:value-type="float" office:value="-0.125" calcext:value-type="float">
            <text:p>-0.125</text:p>
          </table:table-cell>
          <table:table-cell table:formula="of:=ABS([.H4])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([.A3]+[.A4])/2" office:value-type="float" office:value="0.5" calcext:value-type="float">
            <text:p>0.5</text:p>
          </table:table-cell>
          <table:table-cell table:formula="of:=[.A5]^3-[.A5]^2-2*[.A5]+1" office:value-type="float" office:value="-0.125" calcext:value-type="float">
            <text:p>-0.125</text:p>
          </table:table-cell>
          <table:table-cell table:formula="of:=ABS([.B5])" office:value-type="float" office:value="0.125" calcext:value-type="float">
            <text:p>0.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formula="of:=([.G3]+[.G4])/2" office:value-type="float" office:value="0.35" calcext:value-type="float">
            <text:p>0.35</text:p>
          </table:table-cell>
          <table:table-cell table:formula="of:=[.G5]^3-[.G5]^2-2*[.G5]+1" office:value-type="float" office:value="0.220375" calcext:value-type="float">
            <text:p>0.220375</text:p>
          </table:table-cell>
          <table:table-cell table:formula="of:=ABS([.H5])" office:value-type="float" office:value="0.220375" calcext:value-type="float">
            <text:p>0.22037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table:formula="of:=([.A3]+[.A5])/2" office:value-type="float" office:value="0.25" calcext:value-type="float">
            <text:p>0.25</text:p>
          </table:table-cell>
          <table:table-cell table:style-name="ce1" table:formula="of:=[.A6]^3-[.A6]^2-2*[.A6]+1" office:value-type="float" office:value="0.453125" calcext:value-type="float">
            <text:p>0.453125</text:p>
          </table:table-cell>
          <table:table-cell table:style-name="ce1" table:formula="of:=ABS([.B6])" office:value-type="float" office:value="0.453125" calcext:value-type="float">
            <text:p>0.4531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formula="of:=([.$G$4]+[.G5])/2" office:value-type="float" office:value="0.425" calcext:value-type="float">
            <text:p>0.425</text:p>
          </table:table-cell>
          <table:table-cell table:style-name="ce1" table:formula="of:=[.G6]^3-[.G6]^2-2*[.G6]+1" office:value-type="float" office:value="0.046140625" calcext:value-type="float">
            <text:p>0.046140625</text:p>
          </table:table-cell>
          <table:table-cell table:style-name="ce1" table:formula="of:=ABS([.H6])" office:value-type="float" office:value="0.046140625" calcext:value-type="float">
            <text:p>0.04614062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([.$A$5]+[.A6])/2" office:value-type="float" office:value="0.375" calcext:value-type="float">
            <text:p>0.375</text:p>
          </table:table-cell>
          <table:table-cell table:formula="of:=[.A7]^3-[.A7]^2-2*[.A7]+1" office:value-type="float" office:value="0.162109375" calcext:value-type="float">
            <text:p>0.162109375</text:p>
          </table:table-cell>
          <table:table-cell table:formula="of:=ABS([.B7])" office:value-type="float" office:value="0.162109375" calcext:value-type="float">
            <text:p>0.16210937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$G$4]+[.G6])/2" office:value-type="float" office:value="0.4625" calcext:value-type="float">
            <text:p>0.4625</text:p>
          </table:table-cell>
          <table:table-cell table:formula="of:=[.G7]^3-[.G7]^2-2*[.G7]+1" office:value-type="float" office:value="-0.039974609375" calcext:value-type="float">
            <text:p>-0.039974609375</text:p>
          </table:table-cell>
          <table:table-cell table:formula="of:=ABS([.H7])" office:value-type="float" office:value="0.039974609375" calcext:value-type="float">
            <text:p>0.03997460937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([.$A$5]+[.A7])/2" office:value-type="float" office:value="0.4375" calcext:value-type="float">
            <text:p>0.4375</text:p>
          </table:table-cell>
          <table:table-cell table:formula="of:=[.A8]^3-[.A8]^2-2*[.A8]+1" office:value-type="float" office:value="0.017333984375" calcext:value-type="float">
            <text:p>0.017333984375</text:p>
          </table:table-cell>
          <table:table-cell table:formula="of:=ABS([.B8])" office:value-type="float" office:value="0.017333984375" calcext:value-type="float">
            <text:p>0.0173339843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$G$4]+[.G7])/2" office:value-type="float" office:value="0.48125" calcext:value-type="float">
            <text:p>0.48125</text:p>
          </table:table-cell>
          <table:table-cell table:formula="of:=[.G8]^3-[.G8]^2-2*[.G8]+1" office:value-type="float" office:value="-0.0826433105468751" calcext:value-type="float">
            <text:p>-0.082643310546875</text:p>
          </table:table-cell>
          <table:table-cell table:formula="of:=ABS([.H8])" office:value-type="float" office:value="0.0826433105468751" calcext:value-type="float">
            <text:p>0.0826433105468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([.$A$5]+[.A8])/2" office:value-type="float" office:value="0.46875" calcext:value-type="float">
            <text:p>0.46875</text:p>
          </table:table-cell>
          <table:table-cell table:formula="of:=[.A9]^3-[.A9]^2-2*[.A9]+1" office:value-type="float" office:value="-0.054229736328125" calcext:value-type="float">
            <text:p>-0.054229736328125</text:p>
          </table:table-cell>
          <table:table-cell table:formula="of:=ABS([.B9])" office:value-type="float" office:value="0.054229736328125" calcext:value-type="float">
            <text:p>0.0542297363281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$G$4]+[.G8])/2" office:value-type="float" office:value="0.490625" calcext:value-type="float">
            <text:p>0.490625</text:p>
          </table:table-cell>
          <table:table-cell table:formula="of:=[.G9]^3-[.G9]^2-2*[.G9]+1" office:value-type="float" office:value="-0.103863128662109" calcext:value-type="float">
            <text:p>-0.103863128662109</text:p>
          </table:table-cell>
          <table:table-cell table:formula="of:=ABS([.H9])" office:value-type="float" office:value="0.103863128662109" calcext:value-type="float">
            <text:p>0.10386312866210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([.$A$8]+[.A9])/2" office:value-type="float" office:value="0.453125" calcext:value-type="float">
            <text:p>0.453125</text:p>
          </table:table-cell>
          <table:table-cell table:formula="of:=[.A10]^3-[.A10]^2-2*[.A10]+1" office:value-type="float" office:value="-0.0185356140136719" calcext:value-type="float">
            <text:p>-0.018535614013672</text:p>
          </table:table-cell>
          <table:table-cell table:formula="of:=ABS([.B10])" office:value-type="float" office:value="0.0185356140136719" calcext:value-type="float">
            <text:p>0.01853561401367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$G$4]+[.G9])/2" office:value-type="float" office:value="0.4953125" calcext:value-type="float">
            <text:p>0.4953125</text:p>
          </table:table-cell>
          <table:table-cell table:formula="of:=[.G10]^3-[.G10]^2-2*[.G10]+1" office:value-type="float" office:value="-0.114442241668701" calcext:value-type="float">
            <text:p>-0.114442241668701</text:p>
          </table:table-cell>
          <table:table-cell table:formula="of:=ABS([.H10])" office:value-type="float" office:value="0.114442241668701" calcext:value-type="float">
            <text:p>0.1144422416687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([.$A$8]+[.A10])/2" office:value-type="float" office:value="0.4453125" calcext:value-type="float">
            <text:p>0.4453125</text:p>
          </table:table-cell>
          <table:table-cell table:formula="of:=[.A11]^3-[.A11]^2-2*[.A11]+1" office:value-type="float" office:value="-0.000621318817138672" calcext:value-type="float">
            <text:p>-0.000621318817139</text:p>
          </table:table-cell>
          <table:table-cell table:formula="of:=ABS([.B11])" office:value-type="float" office:value="0.000621318817138672" calcext:value-type="float">
            <text:p>0.00062131881713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table:formula="of:=([.$G$4]+[.G10])/2" office:value-type="float" office:value="0.49765625" calcext:value-type="float">
            <text:p>0.49765625</text:p>
          </table:table-cell>
          <table:table-cell table:formula="of:=[.G11]^3-[.G11]^2-2*[.G11]+1" office:value-type="float" office:value="-0.119723828792572" calcext:value-type="float">
            <text:p>-0.119723828792572</text:p>
          </table:table-cell>
          <table:table-cell table:formula="of:=ABS([.H11])" office:value-type="float" office:value="0.119723828792572" calcext:value-type="float">
            <text:p>0.119723828792572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([.$A$8]+[.A11])/2" office:value-type="float" office:value="0.44140625" calcext:value-type="float">
            <text:p>0.44140625</text:p>
          </table:table-cell>
          <table:table-cell table:formula="of:=[.A12]^3-[.A12]^2-2*[.A12]+1" office:value-type="float" office:value="0.00835138559341431" calcext:value-type="float">
            <text:p>0.008351385593414</text:p>
          </table:table-cell>
          <table:table-cell table:formula="of:=ABS([.B12])" office:value-type="float" office:value="0.00835138559341431" calcext:value-type="float">
            <text:p>0.008351385593414</text:p>
          </table:table-cell>
          <table:table-cell table:number-columns-repeated="3"/>
          <table:table-cell table:formula="of:=([.$G$4]+[.G11])/2" office:value-type="float" office:value="0.498828125" calcext:value-type="float">
            <text:p>0.498828125</text:p>
          </table:table-cell>
          <table:table-cell table:formula="of:=[.G12]^3-[.G12]^2-2*[.G12]+1" office:value-type="float" office:value="-0.122362596213818" calcext:value-type="float">
            <text:p>-0.122362596213818</text:p>
          </table:table-cell>
          <table:table-cell table:formula="of:=ABS([.H12])" office:value-type="float" office:value="0.122362596213818" calcext:value-type="float">
            <text:p>0.122362596213818</text:p>
          </table:table-cell>
          <table:table-cell table:number-columns-repeated="2"/>
        </table:table-row>
        <table:table-row table:style-name="ro1">
          <table:table-cell table:formula="of:=([.$A$8]+[.A12])/2" office:value-type="float" office:value="0.439453125" calcext:value-type="float">
            <text:p>0.439453125</text:p>
          </table:table-cell>
          <table:table-cell table:formula="of:=[.A13]^3-[.A13]^2-2*[.A13]+1" office:value-type="float" office:value="0.0128414705395699" calcext:value-type="float">
            <text:p>0.01284147053957</text:p>
          </table:table-cell>
          <table:table-cell table:formula="of:=ABS([.B13])" office:value-type="float" office:value="0.0128414705395699" calcext:value-type="float">
            <text:p>0.01284147053957</text:p>
          </table:table-cell>
          <table:table-cell table:number-columns-repeated="3"/>
          <table:table-cell table:formula="of:=([.$G$4]+[.G12])/2" office:value-type="float" office:value="0.4994140625" calcext:value-type="float">
            <text:p>0.4994140625</text:p>
          </table:table-cell>
          <table:table-cell table:formula="of:=[.G13]^3-[.G13]^2-2*[.G13]+1" office:value-type="float" office:value="-0.123681469164789" calcext:value-type="float">
            <text:p>-0.123681469164789</text:p>
          </table:table-cell>
          <table:table-cell table:formula="of:=ABS([.H13])" office:value-type="float" office:value="0.123681469164789" calcext:value-type="float">
            <text:p>0.123681469164789</text:p>
          </table:table-cell>
          <table:table-cell table:number-columns-repeated="2"/>
        </table:table-row>
        <table:table-row table:style-name="ro1">
          <table:table-cell table:formula="of:=([.$A$8]+[.A13])/2" office:value-type="float" office:value="0.4384765625" calcext:value-type="float">
            <text:p>0.4384765625</text:p>
          </table:table-cell>
          <table:table-cell table:formula="of:=[.A14]^3-[.A14]^2-2*[.A14]+1" office:value-type="float" office:value="0.0150874266400933" calcext:value-type="float">
            <text:p>0.015087426640093</text:p>
          </table:table-cell>
          <table:table-cell table:formula="of:=ABS([.B14])" office:value-type="float" office:value="0.0150874266400933" calcext:value-type="float">
            <text:p>0.015087426640093</text:p>
          </table:table-cell>
          <table:table-cell table:number-columns-repeated="3"/>
          <table:table-cell table:formula="of:=([.$G$4]+[.G13])/2" office:value-type="float" office:value="0.49970703125" calcext:value-type="float">
            <text:p>0.49970703125</text:p>
          </table:table-cell>
          <table:table-cell table:formula="of:=[.G14]^3-[.G14]^2-2*[.G14]+1" office:value-type="float" office:value="-0.124340777422302" calcext:value-type="float">
            <text:p>-0.124340777422302</text:p>
          </table:table-cell>
          <table:table-cell table:formula="of:=ABS([.H14])" office:value-type="float" office:value="0.124340777422302" calcext:value-type="float">
            <text:p>0.124340777422302</text:p>
          </table:table-cell>
          <table:table-cell table:number-columns-repeated="2"/>
        </table:table-row>
        <table:table-row table:style-name="ro1">
          <table:table-cell table:formula="of:=([.$A$8]+[.A14])/2" office:value-type="float" office:value="0.43798828125" calcext:value-type="float">
            <text:p>0.43798828125</text:p>
          </table:table-cell>
          <table:table-cell table:formula="of:=[.A15]^3-[.A15]^2-2*[.A15]+1" office:value-type="float" office:value="0.0162106306524947" calcext:value-type="float">
            <text:p>0.016210630652495</text:p>
          </table:table-cell>
          <table:table-cell table:formula="of:=ABS([.B15])" office:value-type="float" office:value="0.0162106306524947" calcext:value-type="float">
            <text:p>0.016210630652495</text:p>
          </table:table-cell>
          <table:table-cell table:number-columns-repeated="3"/>
          <table:table-cell table:formula="of:=([.$G$4]+[.G14])/2" office:value-type="float" office:value="0.499853515625" calcext:value-type="float">
            <text:p>0.499853515625</text:p>
          </table:table-cell>
          <table:table-cell table:formula="of:=[.G15]^3-[.G15]^2-2*[.G15]+1" office:value-type="float" office:value="-0.124670399430557" calcext:value-type="float">
            <text:p>-0.124670399430557</text:p>
          </table:table-cell>
          <table:table-cell table:formula="of:=ABS([.H15])" office:value-type="float" office:value="0.124670399430557" calcext:value-type="float">
            <text:p>0.124670399430557</text:p>
          </table:table-cell>
          <table:table-cell table:number-columns-repeated="2"/>
        </table:table-row>
        <table:table-row table:style-name="ro1">
          <table:table-cell table:formula="of:=([.$A$8]+[.A15])/2" office:value-type="float" office:value="0.437744140625" calcext:value-type="float">
            <text:p>0.437744140625</text:p>
          </table:table-cell>
          <table:table-cell table:formula="of:=[.A16]^3-[.A16]^2-2*[.A16]+1" office:value-type="float" office:value="0.0167722888436401" calcext:value-type="float">
            <text:p>0.01677228884364</text:p>
          </table:table-cell>
          <table:table-cell table:formula="of:=ABS([.B16])" office:value-type="float" office:value="0.0167722888436401" calcext:value-type="float">
            <text:p>0.01677228884364</text:p>
          </table:table-cell>
          <table:table-cell table:number-columns-repeated="3"/>
          <table:table-cell table:formula="of:=([.$G$4]+[.G15])/2" office:value-type="float" office:value="0.4999267578125" calcext:value-type="float">
            <text:p>0.4999267578125</text:p>
          </table:table-cell>
          <table:table-cell table:formula="of:=[.G16]^3-[.G16]^2-2*[.G16]+1" office:value-type="float" office:value="-0.124835202396309" calcext:value-type="float">
            <text:p>-0.124835202396309</text:p>
          </table:table-cell>
          <table:table-cell table:formula="of:=ABS([.H16])" office:value-type="float" office:value="0.124835202396309" calcext:value-type="float">
            <text:p>0.124835202396309</text:p>
          </table:table-cell>
          <table:table-cell table:number-columns-repeated="2"/>
        </table:table-row>
        <table:table-row table:style-name="ro1">
          <table:table-cell table:formula="of:=([.$A$8]+[.A16])/2" office:value-type="float" office:value="0.4376220703125" calcext:value-type="float">
            <text:p>0.4376220703125</text:p>
          </table:table-cell>
          <table:table-cell table:formula="of:=[.A17]^3-[.A17]^2-2*[.A17]+1" office:value-type="float" office:value="0.0170531319472502" calcext:value-type="float">
            <text:p>0.01705313194725</text:p>
          </table:table-cell>
          <table:table-cell table:formula="of:=ABS([.B17])" office:value-type="float" office:value="0.0170531319472502" calcext:value-type="float">
            <text:p>0.01705313194725</text:p>
          </table:table-cell>
          <table:table-cell table:number-columns-repeated="3"/>
          <table:table-cell table:formula="of:=([.$G$4]+[.G16])/2" office:value-type="float" office:value="0.49996337890625" calcext:value-type="float">
            <text:p>0.49996337890625</text:p>
          </table:table-cell>
          <table:table-cell table:formula="of:=[.G17]^3-[.G17]^2-2*[.G17]+1" office:value-type="float" office:value="-0.124917601868559" calcext:value-type="float">
            <text:p>-0.124917601868559</text:p>
          </table:table-cell>
          <table:table-cell table:formula="of:=ABS([.H17])" office:value-type="float" office:value="0.124917601868559" calcext:value-type="float">
            <text:p>0.124917601868559</text:p>
          </table:table-cell>
          <table:table-cell table:number-columns-repeated="2"/>
        </table:table-row>
        <table:table-row table:style-name="ro1">
          <table:table-cell table:formula="of:=([.$A$8]+[.A17])/2" office:value-type="float" office:value="0.43756103515625" calcext:value-type="float">
            <text:p>0.43756103515625</text:p>
          </table:table-cell>
          <table:table-cell table:formula="of:=[.A18]^3-[.A18]^2-2*[.A18]+1" office:value-type="float" office:value="0.0171935569962898" calcext:value-type="float">
            <text:p>0.01719355699629</text:p>
          </table:table-cell>
          <table:table-cell table:formula="of:=ABS([.B18])" office:value-type="float" office:value="0.0171935569962898" calcext:value-type="float">
            <text:p>0.01719355699629</text:p>
          </table:table-cell>
          <table:table-cell table:number-columns-repeated="3"/>
          <table:table-cell table:formula="of:=([.$G$4]+[.G17])/2" office:value-type="float" office:value="0.499981689453125" calcext:value-type="float">
            <text:p>0.499981689453125</text:p>
          </table:table-cell>
          <table:table-cell table:formula="of:=[.G18]^3-[.G18]^2-2*[.G18]+1" office:value-type="float" office:value="-0.124958801101899" calcext:value-type="float">
            <text:p>-0.124958801101899</text:p>
          </table:table-cell>
          <table:table-cell table:formula="of:=ABS([.H18])" office:value-type="float" office:value="0.124958801101899" calcext:value-type="float">
            <text:p>0.124958801101899</text:p>
          </table:table-cell>
          <table:table-cell table:number-columns-repeated="2"/>
        </table:table-row>
        <table:table-row table:style-name="ro1">
          <table:table-cell table:formula="of:=([.$A$8]+[.A18])/2" office:value-type="float" office:value="0.437530517578125" calcext:value-type="float">
            <text:p>0.437530517578125</text:p>
          </table:table-cell>
          <table:table-cell table:formula="of:=[.A19]^3-[.A19]^2-2*[.A19]+1" office:value-type="float" office:value="0.0172637703945213" calcext:value-type="float">
            <text:p>0.017263770394521</text:p>
          </table:table-cell>
          <table:table-cell table:formula="of:=ABS([.B19])" office:value-type="float" office:value="0.0172637703945213" calcext:value-type="float">
            <text:p>0.017263770394521</text:p>
          </table:table-cell>
          <table:table-cell table:number-columns-repeated="3"/>
          <table:table-cell table:formula="of:=([.$G$4]+[.G18])/2" office:value-type="float" office:value="0.499990844726563" calcext:value-type="float">
            <text:p>0.499990844726563</text:p>
          </table:table-cell>
          <table:table-cell table:formula="of:=[.G19]^3-[.G19]^2-2*[.G19]+1" office:value-type="float" office:value="-0.124979400592857" calcext:value-type="float">
            <text:p>-0.124979400592857</text:p>
          </table:table-cell>
          <table:table-cell table:formula="of:=ABS([.H19])" office:value-type="float" office:value="0.124979400592857" calcext:value-type="float">
            <text:p>0.124979400592857</text:p>
          </table:table-cell>
          <table:table-cell table:number-columns-repeated="2"/>
        </table:table-row>
        <table:table-row table:style-name="ro1">
          <table:table-cell table:formula="of:=([.$A$8]+[.A19])/2" office:value-type="float" office:value="0.437515258789063" calcext:value-type="float">
            <text:p>0.437515258789063</text:p>
          </table:table-cell>
          <table:table-cell table:formula="of:=[.A20]^3-[.A20]^2-2*[.A20]+1" office:value-type="float" office:value="0.0172988773119904" calcext:value-type="float">
            <text:p>0.017298877311991</text:p>
          </table:table-cell>
          <table:table-cell table:formula="of:=ABS([.B20])" office:value-type="float" office:value="0.0172988773119904" calcext:value-type="float">
            <text:p>0.017298877311991</text:p>
          </table:table-cell>
          <table:table-cell table:number-columns-repeated="3"/>
          <table:table-cell table:formula="of:=([.$G$4]+[.G19])/2" office:value-type="float" office:value="0.499995422363281" calcext:value-type="float">
            <text:p>0.499995422363281</text:p>
          </table:table-cell>
          <table:table-cell table:formula="of:=[.G20]^3-[.G20]^2-2*[.G20]+1" office:value-type="float" office:value="-0.124989700306906" calcext:value-type="float">
            <text:p>-0.124989700306906</text:p>
          </table:table-cell>
          <table:table-cell table:formula="of:=ABS([.H20])" office:value-type="float" office:value="0.124989700306906" calcext:value-type="float">
            <text:p>0.124989700306906</text:p>
          </table:table-cell>
          <table:table-cell table:number-columns-repeated="2"/>
        </table:table-row>
        <table:table-row table:style-name="ro1">
          <table:table-cell table:formula="of:=([.$A$8]+[.A20])/2" office:value-type="float" office:value="0.437507629394531" calcext:value-type="float">
            <text:p>0.437507629394531</text:p>
          </table:table-cell>
          <table:table-cell table:formula="of:=[.A21]^3-[.A21]^2-2*[.A21]+1" office:value-type="float" office:value="0.017316430825304" calcext:value-type="float">
            <text:p>0.017316430825304</text:p>
          </table:table-cell>
          <table:table-cell table:formula="of:=ABS([.B21])" office:value-type="float" office:value="0.017316430825304" calcext:value-type="float">
            <text:p>0.017316430825304</text:p>
          </table:table-cell>
          <table:table-cell table:number-columns-repeated="3"/>
          <table:table-cell table:formula="of:=([.$G$4]+[.G20])/2" office:value-type="float" office:value="0.499997711181641" calcext:value-type="float">
            <text:p>0.499997711181641</text:p>
          </table:table-cell>
          <table:table-cell table:formula="of:=[.G21]^3-[.G21]^2-2*[.G21]+1" office:value-type="float" office:value="-0.124994850156072" calcext:value-type="float">
            <text:p>-0.124994850156072</text:p>
          </table:table-cell>
          <table:table-cell table:formula="of:=ABS([.H21])" office:value-type="float" office:value="0.124994850156072" calcext:value-type="float">
            <text:p>0.124994850156072</text:p>
          </table:table-cell>
          <table:table-cell table:number-columns-repeated="2"/>
        </table:table-row>
        <table:table-row table:style-name="ro1">
          <table:table-cell table:formula="of:=([.$A$8]+[.A21])/2" office:value-type="float" office:value="0.437503814697266" calcext:value-type="float">
            <text:p>0.437503814697266</text:p>
          </table:table-cell>
          <table:table-cell table:formula="of:=[.A22]^3-[.A22]^2-2*[.A22]+1" office:value-type="float" office:value="0.0173252075956043" calcext:value-type="float">
            <text:p>0.017325207595604</text:p>
          </table:table-cell>
          <table:table-cell table:formula="of:=ABS([.B22])" office:value-type="float" office:value="0.0173252075956043" calcext:value-type="float">
            <text:p>0.017325207595604</text:p>
          </table:table-cell>
          <table:table-cell table:number-columns-repeated="3"/>
          <table:table-cell table:formula="of:=([.$G$4]+[.G21])/2" office:value-type="float" office:value="0.49999885559082" calcext:value-type="float">
            <text:p>0.49999885559082</text:p>
          </table:table-cell>
          <table:table-cell table:formula="of:=[.G22]^3-[.G22]^2-2*[.G22]+1" office:value-type="float" office:value="-0.124997425078691" calcext:value-type="float">
            <text:p>-0.124997425078691</text:p>
          </table:table-cell>
          <table:table-cell table:formula="of:=ABS([.H22])" office:value-type="float" office:value="0.124997425078691" calcext:value-type="float">
            <text:p>0.124997425078691</text:p>
          </table:table-cell>
          <table:table-cell table:number-columns-repeated="2"/>
        </table:table-row>
        <table:table-row table:style-name="ro1">
          <table:table-cell table:formula="of:=([.$A$8]+[.A22])/2" office:value-type="float" office:value="0.437501907348633" calcext:value-type="float">
            <text:p>0.437501907348633</text:p>
          </table:table-cell>
          <table:table-cell table:formula="of:=[.A23]^3-[.A23]^2-2*[.A23]+1" office:value-type="float" office:value="0.0173295959841653" calcext:value-type="float">
            <text:p>0.017329595984165</text:p>
          </table:table-cell>
          <table:table-cell table:formula="of:=ABS([.B23])" office:value-type="float" office:value="0.0173295959841653" calcext:value-type="float">
            <text:p>0.017329595984165</text:p>
          </table:table-cell>
          <table:table-cell table:number-columns-repeated="3"/>
          <table:table-cell table:formula="of:=([.$G$4]+[.G22])/2" office:value-type="float" office:value="0.49999942779541" calcext:value-type="float">
            <text:p>0.49999942779541</text:p>
          </table:table-cell>
          <table:table-cell table:formula="of:=[.G23]^3-[.G23]^2-2*[.G23]+1" office:value-type="float" office:value="-0.124998712539509" calcext:value-type="float">
            <text:p>-0.124998712539509</text:p>
          </table:table-cell>
          <table:table-cell table:formula="of:=ABS([.H23])" office:value-type="float" office:value="0.124998712539509" calcext:value-type="float">
            <text:p>0.124998712539509</text:p>
          </table:table-cell>
          <table:table-cell table:number-columns-repeated="2"/>
        </table:table-row>
        <table:table-row table:style-name="ro1">
          <table:table-cell table:formula="of:=([.$A$8]+[.A23])/2" office:value-type="float" office:value="0.437500953674316" calcext:value-type="float">
            <text:p>0.437500953674316</text:p>
          </table:table-cell>
          <table:table-cell table:formula="of:=[.A24]^3-[.A24]^2-2*[.A24]+1" office:value-type="float" office:value="0.0173317901792984" calcext:value-type="float">
            <text:p>0.017331790179299</text:p>
          </table:table-cell>
          <table:table-cell table:formula="of:=ABS([.B24])" office:value-type="float" office:value="0.0173317901792984" calcext:value-type="float">
            <text:p>0.017331790179299</text:p>
          </table:table-cell>
          <table:table-cell table:number-columns-repeated="3"/>
          <table:table-cell table:formula="of:=([.$G$4]+[.G23])/2" office:value-type="float" office:value="0.499999713897705" calcext:value-type="float">
            <text:p>0.499999713897705</text:p>
          </table:table-cell>
          <table:table-cell table:formula="of:=[.G24]^3-[.G24]^2-2*[.G24]+1" office:value-type="float" office:value="-0.124999356269796" calcext:value-type="float">
            <text:p>-0.124999356269796</text:p>
          </table:table-cell>
          <table:table-cell table:formula="of:=ABS([.H24])" office:value-type="float" office:value="0.124999356269796" calcext:value-type="float">
            <text:p>0.124999356269796</text:p>
          </table:table-cell>
          <table:table-cell table:number-columns-repeated="2"/>
        </table:table-row>
      </table:table>
      <table:table table:name="No.3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|f(x)|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|f(x)|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-1" calcext:value-type="float">
            <text:p>-1</text:p>
          </table:table-cell>
          <table:table-cell table:formula="of:=3*[.B2]-COS([.B2])" office:value-type="float" office:value="-3.54030230586814" calcext:value-type="float">
            <text:p>-3.54030230586814</text:p>
          </table:table-cell>
          <table:table-cell table:formula="of:=ABS([.C2])" office:value-type="float" office:value="3.54030230586814" calcext:value-type="float">
            <text:p>3.54030230586814</text:p>
          </table:table-cell>
          <table:table-cell/>
          <table:table-cell office:value-type="float" office:value="0" calcext:value-type="float">
            <text:p>0</text:p>
          </table:table-cell>
          <table:table-cell table:formula="of:=3*[.F2]-COS([.F2])" office:value-type="float" office:value="-1" calcext:value-type="float">
            <text:p>-1</text:p>
          </table:table-cell>
          <table:table-cell table:formula="of:=ABS([.G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-0.5" calcext:value-type="float">
            <text:p>-0.5</text:p>
          </table:table-cell>
          <table:table-cell table:formula="of:=3*[.B3]-COS([.B3])" office:value-type="float" office:value="-2.37758256189037" calcext:value-type="float">
            <text:p>-2.37758256189037</text:p>
          </table:table-cell>
          <table:table-cell table:formula="of:=ABS([.C3])" office:value-type="float" office:value="2.37758256189037" calcext:value-type="float">
            <text:p>2.37758256189037</text:p>
          </table:table-cell>
          <table:table-cell/>
          <table:table-cell office:value-type="float" office:value="1" calcext:value-type="float">
            <text:p>1</text:p>
          </table:table-cell>
          <table:table-cell table:formula="of:=3*[.F3]-COS([.F3])" office:value-type="float" office:value="2.45969769413186" calcext:value-type="float">
            <text:p>2.45969769413186</text:p>
          </table:table-cell>
          <table:table-cell table:formula="of:=ABS([.G3])" office:value-type="float" office:value="2.45969769413186" calcext:value-type="float">
            <text:p>2.45969769413186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[.B3] - [.C3]/([.C3]-[.C2])*([.B3]-[.B2])" office:value-type="float" office:value="0.522422890040747" calcext:value-type="float">
            <text:p>0.522422890040747</text:p>
          </table:table-cell>
          <table:table-cell table:formula="of:=3*[.B4]-COS([.B4])" office:value-type="float" office:value="0.700655922424077" calcext:value-type="float">
            <text:p>0.700655922424077</text:p>
          </table:table-cell>
          <table:table-cell table:formula="of:=ABS([.C4])" office:value-type="float" office:value="0.700655922424077" calcext:value-type="float">
            <text:p>0.700655922424077</text:p>
          </table:table-cell>
          <table:table-cell/>
          <table:table-cell table:formula="of:=[.F3] - [.G3]/([.G3]-[.G2])*([.F3]-[.F2])" office:value-type="float" office:value="0.289042595165509" calcext:value-type="float">
            <text:p>0.289042595165509</text:p>
          </table:table-cell>
          <table:table-cell table:formula="of:=3*[.F4]-COS([.F4])" office:value-type="float" office:value="-0.0913894228424533" calcext:value-type="float">
            <text:p>-0.091389422842453</text:p>
          </table:table-cell>
          <table:table-cell table:formula="of:=ABS([.G4])" office:value-type="float" office:value="0.0913894228424533" calcext:value-type="float">
            <text:p>0.09138942284245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formula="of:=[.B4] - [.C4]/([.C4]-[.C3])*([.B4]-[.B3])" office:value-type="float" office:value="0.28970321715662" calcext:value-type="float">
            <text:p>0.28970321715662</text:p>
          </table:table-cell>
          <table:table-cell table:formula="of:=3*[.B5]-COS([.B5])" office:value-type="float" office:value="-0.0892190475549421" calcext:value-type="float">
            <text:p>-0.089219047554942</text:p>
          </table:table-cell>
          <table:table-cell table:formula="of:=ABS([.C5])" office:value-type="float" office:value="0.0892190475549421" calcext:value-type="float">
            <text:p>0.089219047554942</text:p>
          </table:table-cell>
          <table:table-cell/>
          <table:table-cell table:formula="of:=[.F4] - [.G4]/([.G4]-[.$G$3])*([.F4]-[.$F$3])" office:value-type="float" office:value="0.31451173201351" calcext:value-type="float">
            <text:p>0.31451173201351</text:p>
          </table:table-cell>
          <table:table-cell table:formula="of:=3*[.F5]-COS([.F5])" office:value-type="float" office:value="-0.00741234299449778" calcext:value-type="float">
            <text:p>-0.007412342994498</text:p>
          </table:table-cell>
          <table:table-cell table:formula="of:=ABS([.G5])" office:value-type="float" office:value="0.00741234299449778" calcext:value-type="float">
            <text:p>0.007412342994498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formula="of:=[.B5] - [.C5]/([.C5]-[.C4])*([.B5]-[.B4])" office:value-type="float" office:value="0.315989690777339" calcext:value-type="float">
            <text:p>0.315989690777339</text:p>
          </table:table-cell>
          <table:table-cell table:formula="of:=3*[.B6]-COS([.B6])" office:value-type="float" office:value="-0.0025202184811457" calcext:value-type="float">
            <text:p>-0.002520218481146</text:p>
          </table:table-cell>
          <table:table-cell table:formula="of:=ABS([.C6])" office:value-type="float" office:value="0.0025202184811457" calcext:value-type="float">
            <text:p>0.002520218481146</text:p>
          </table:table-cell>
          <table:table-cell/>
          <table:table-cell table:formula="of:=[.F5] - [.G5]/([.G5]-[.$G$3])*([.F5]-[.$F$3])" office:value-type="float" office:value="0.31657125675483" calcext:value-type="float">
            <text:p>0.31657125675483</text:p>
          </table:table-cell>
          <table:table-cell table:formula="of:=3*[.F6]-COS([.F6])" office:value-type="float" office:value="-0.0005946339411671" calcext:value-type="float">
            <text:p>-0.000594633941167</text:p>
          </table:table-cell>
          <table:table-cell table:formula="of:=ABS([.G6])" office:value-type="float" office:value="0.0005946339411671" calcext:value-type="float">
            <text:p>0.000594633941167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formula="of:=[.B6] - [.C6]/([.C6]-[.C5])*([.B6]-[.B5])" office:value-type="float" office:value="0.316753803249569" calcext:value-type="float">
            <text:p>0.316753803249569</text:p>
          </table:table-cell>
          <table:table-cell table:formula="of:=3*[.B7]-COS([.B7])" office:value-type="float" office:value="0.00000984993177866045" calcext:value-type="float">
            <text:p>9.84993177866045E-06</text:p>
          </table:table-cell>
          <table:table-cell table:formula="of:=ABS([.C7])" office:value-type="float" office:value="0.00000984993177866045" calcext:value-type="float">
            <text:p>9.84993177866045E-06</text:p>
          </table:table-cell>
          <table:table-cell/>
          <table:table-cell table:formula="of:=[.F6] - [.G6]/([.G6]-[.$G$3])*([.F6]-[.$F$3])" office:value-type="float" office:value="0.316736436283484" calcext:value-type="float">
            <text:p>0.316736436283484</text:p>
          </table:table-cell>
          <table:table-cell table:formula="of:=3*[.F7]-COS([.F7])" office:value-type="float" office:value="-0.0000476603466170733" calcext:value-type="float">
            <text:p>-4.76603466170733E-05</text:p>
          </table:table-cell>
          <table:table-cell table:formula="of:=ABS([.G7])" office:value-type="float" office:value="0.0000476603466170733" calcext:value-type="float">
            <text:p>4.76603466170733E-05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formula="of:=[.B7] - [.C7]/([.C7]-[.C6])*([.B7]-[.B6])" office:value-type="float" office:value="0.316750828446325" calcext:value-type="float">
            <text:p>0.316750828446325</text:p>
          </table:table-cell>
          <table:table-cell table:formula="of:=3*[.B8]-COS([.B8])" office:value-type="float" office:value="-0.00000000107588637998646" calcext:value-type="float">
            <text:p>-1.07588637998646E-09</text:p>
          </table:table-cell>
          <table:table-cell table:formula="of:=ABS([.C8])" office:value-type="float" office:value="0.00000000107588637998646" calcext:value-type="float">
            <text:p>1.07588637998646E-09</text:p>
          </table:table-cell>
          <table:table-cell/>
          <table:table-cell table:formula="of:=[.F7] - [.G7]/([.G7]-[.$G$3])*([.F7]-[.$F$3])" office:value-type="float" office:value="0.316749675287359" calcext:value-type="float">
            <text:p>0.316749675287359</text:p>
          </table:table-cell>
          <table:table-cell table:formula="of:=3*[.F8]-COS([.F8])" office:value-type="float" office:value="-0.00000381973888974318" calcext:value-type="float">
            <text:p>-3.81973888974318E-06</text:p>
          </table:table-cell>
          <table:table-cell table:formula="of:=ABS([.G8])" office:value-type="float" office:value="0.00000381973888974318" calcext:value-type="float">
            <text:p>3.81973888974318E-06</text:p>
          </table:table-cell>
        </table:table-row>
      </table:table>
      <table:table table:name="No.4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g’(x)</text:p>
          </table:table-cell>
          <table:table-cell office:value-type="string" calcext:value-type="string">
            <text:p>g(x)</text:p>
          </table:table-cell>
          <table:table-cell office:value-type="string" calcext:value-type="string">
            <text:p>syarat: |g’(x)| &lt; 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EXP([.A2]) - 2*[.A2] + 21" office:value-type="float" office:value="21.6918246976413" calcext:value-type="float">
            <text:p>21.6918246976413</text:p>
          </table:table-cell>
          <table:table-cell table:formula="of:=ABS([.B2])" office:value-type="float" office:value="21.6918246976413" calcext:value-type="float">
            <text:p>21.6918246976413</text:p>
          </table:table-cell>
          <table:table-cell table:formula="of:=(EXP([.A2]))/2" office:value-type="float" office:value="0.745912348820635" calcext:value-type="float">
            <text:p>0.745912348820635</text:p>
          </table:table-cell>
          <table:table-cell table:number-columns-repeated="2"/>
        </table:table-row>
        <table:table-row table:style-name="ro1">
          <table:table-cell table:formula="of:= (EXP([.A2]) + 21)/2" office:value-type="float" office:value="11.2459123488206" calcext:value-type="float">
            <text:p>11.2459123488206</text:p>
          </table:table-cell>
          <table:table-cell table:formula="of:=EXP([.A3]) - 2*[.A3] + 21" office:value-type="float" office:value="76564.8110601713" calcext:value-type="float">
            <text:p>76564.8110601713</text:p>
          </table:table-cell>
          <table:table-cell table:formula="of:=ABS([.B3])" office:value-type="float" office:value="76564.8110601713" calcext:value-type="float">
            <text:p>76564.8110601713</text:p>
          </table:table-cell>
          <table:table-cell table:formula="of:=(EXP([.A3]))/2" office:value-type="float" office:value="38283.1514424345" calcext:value-type="float">
            <text:p>38283.1514424345</text:p>
          </table:table-cell>
          <table:table-cell table:number-columns-repeated="2"/>
        </table:table-row>
        <table:table-row table:style-name="ro1">
          <table:table-cell table:formula="of:= (EXP([.A3]) - 21)/2" office:value-type="float" office:value="38272.6514424345" calcext:value-type="float">
            <text:p>38272.6514424345</text:p>
          </table:table-cell>
          <table:table-cell table:formula="of:=EXP([.A4]) - 2*[.A4] + 21" office:value-type="string" office:string-value="" calcext:value-type="error">
            <text:p>#NUM!</text:p>
          </table:table-cell>
          <table:table-cell table:formula="of:=ABS([.B4])" office:value-type="string" office:string-value="" calcext:value-type="error">
            <text:p>#NUM!</text:p>
          </table:table-cell>
          <table:table-cell table:formula="of:=(EXP([.A4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4]) - 21)/2" office:value-type="string" office:string-value="" calcext:value-type="error">
            <text:p>#NUM!</text:p>
          </table:table-cell>
          <table:table-cell table:formula="of:=EXP([.A5]) - 2*[.A5] + 21" office:value-type="string" office:string-value="" calcext:value-type="error">
            <text:p>#NUM!</text:p>
          </table:table-cell>
          <table:table-cell table:formula="of:=ABS([.B5])" office:value-type="string" office:string-value="" calcext:value-type="error">
            <text:p>#NUM!</text:p>
          </table:table-cell>
          <table:table-cell table:formula="of:=(EXP([.A5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5]) - 21)/2" office:value-type="string" office:string-value="" calcext:value-type="error">
            <text:p>#NUM!</text:p>
          </table:table-cell>
          <table:table-cell table:formula="of:=EXP([.A6]) - 2*[.A6] + 21" office:value-type="string" office:string-value="" calcext:value-type="error">
            <text:p>#NUM!</text:p>
          </table:table-cell>
          <table:table-cell table:formula="of:=ABS([.B6])" office:value-type="string" office:string-value="" calcext:value-type="error">
            <text:p>#NUM!</text:p>
          </table:table-cell>
          <table:table-cell table:formula="of:=(EXP([.A6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6]) - 21)/2" office:value-type="string" office:string-value="" calcext:value-type="error">
            <text:p>#NUM!</text:p>
          </table:table-cell>
          <table:table-cell table:formula="of:=EXP([.A7]) - 2*[.A7] + 21" office:value-type="string" office:string-value="" calcext:value-type="error">
            <text:p>#NUM!</text:p>
          </table:table-cell>
          <table:table-cell table:formula="of:=ABS([.B7])" office:value-type="string" office:string-value="" calcext:value-type="error">
            <text:p>#NUM!</text:p>
          </table:table-cell>
          <table:table-cell table:formula="of:=(EXP([.A7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formula="of:= (EXP([.A7]) - 21)/2" office:value-type="string" office:string-value="" calcext:value-type="error">
            <text:p>#NUM!</text:p>
          </table:table-cell>
          <table:table-cell table:formula="of:=EXP([.A8]) - 2*[.A8] + 21" office:value-type="string" office:string-value="" calcext:value-type="error">
            <text:p>#NUM!</text:p>
          </table:table-cell>
          <table:table-cell table:formula="of:=ABS([.B8])" office:value-type="string" office:string-value="" calcext:value-type="error">
            <text:p>#NUM!</text:p>
          </table:table-cell>
          <table:table-cell table:formula="of:=(EXP([.A8]))/2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/>
          <table:table-cell table:formula="of:=EXP([.A9]) - 2*[.A9] + 21" office:value-type="float" office:value="22" calcext:value-type="float">
            <text:p>22</text:p>
          </table:table-cell>
          <table:table-cell table:number-columns-repeated="4"/>
        </table:table-row>
      </table:table>
      <table:table table:name="No.5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’(x)</text:p>
          </table:table-cell>
          <table:table-cell office:value-type="string" calcext:value-type="string">
            <text:p>f’’(x)</text:p>
          </table:table-cell>
          <table:table-cell office:value-type="string" calcext:value-type="string">
            <text:p>|f(x)|</text:p>
          </table:table-cell>
          <table:table-cell office:value-type="string" calcext:value-type="string">
            <text:p>Syarat &lt; 1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5" calcext:value-type="float">
            <text:p>0.5</text:p>
          </table:table-cell>
          <table:table-cell table:formula="of:=[.B2]^3 - [.B2]^2 - 3*[.B2]+3" office:value-type="float" office:value="1.375" calcext:value-type="float">
            <text:p>1.375</text:p>
          </table:table-cell>
          <table:table-cell table:formula="of:=3*[.B2]^2-2*[.B2]-3" office:value-type="float" office:value="-3.25" calcext:value-type="float">
            <text:p>-3.25</text:p>
          </table:table-cell>
          <table:table-cell table:formula="of:=6*[.B2]-2" office:value-type="float" office:value="1" calcext:value-type="float">
            <text:p>1</text:p>
          </table:table-cell>
          <table:table-cell table:formula="of:=ABS([.C2])" office:value-type="float" office:value="1.375" calcext:value-type="float">
            <text:p>1.375</text:p>
          </table:table-cell>
          <table:table-cell table:formula="of:=([.C2]*[.E2])/([.D2]^2)" office:value-type="float" office:value="0.130177514792899" calcext:value-type="float">
            <text:p>0.130177514792899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formula="of:=[.B2]-([.C2]/[.D2])" office:value-type="float" office:value="0.923076923076923" calcext:value-type="float">
            <text:p>0.923076923076923</text:p>
          </table:table-cell>
          <table:table-cell table:formula="of:=[.B3]^3 - [.B3]^2 - 3*[.B3]+3" office:value-type="float" office:value="0.165225307237141" calcext:value-type="float">
            <text:p>0.165225307237141</text:p>
          </table:table-cell>
          <table:table-cell table:formula="of:=3*[.B3]^2-2*[.B3]-3" office:value-type="float" office:value="-2.28994082840237" calcext:value-type="float">
            <text:p>-2.28994082840237</text:p>
          </table:table-cell>
          <table:table-cell table:formula="of:=6*[.B3]-2" office:value-type="float" office:value="3.53846153846154" calcext:value-type="float">
            <text:p>3.53846153846154</text:p>
          </table:table-cell>
          <table:table-cell table:formula="of:=ABS([.C3])" office:value-type="float" office:value="0.165225307237141" calcext:value-type="float">
            <text:p>0.165225307237141</text:p>
          </table:table-cell>
          <table:table-cell table:formula="of:=([.C3]*[.E3])/([.D3]^2)" office:value-type="float" office:value="0.111491697213709" calcext:value-type="float">
            <text:p>0.111491697213709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formula="of:=[.B3]-([.C3]/[.D3])" office:value-type="float" office:value="0.995229576624925" calcext:value-type="float">
            <text:p>0.995229576624925</text:p>
          </table:table-cell>
          <table:table-cell table:formula="of:=[.B4]^3 - [.B4]^2 - 3*[.B4]+3" office:value-type="float" office:value="0.00958625206826946" calcext:value-type="float">
            <text:p>0.009586252068269</text:p>
          </table:table-cell>
          <table:table-cell table:formula="of:=3*[.B4]^2-2*[.B4]-3" office:value-type="float" office:value="-2.01901342268277" calcext:value-type="float">
            <text:p>-2.01901342268277</text:p>
          </table:table-cell>
          <table:table-cell table:formula="of:=6*[.B4]-2" office:value-type="float" office:value="3.97137745974955" calcext:value-type="float">
            <text:p>3.97137745974955</text:p>
          </table:table-cell>
          <table:table-cell table:formula="of:=ABS([.C4])" office:value-type="float" office:value="0.00958625206826946" calcext:value-type="float">
            <text:p>0.009586252068269</text:p>
          </table:table-cell>
          <table:table-cell table:formula="of:=([.C4]*[.E4])/([.D4]^2)" office:value-type="float" office:value="0.00933924134575746" calcext:value-type="float">
            <text:p>0.009339241345757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table:formula="of:=[.B4]-([.C4]/[.D4])" office:value-type="float" office:value="0.999977564905029" calcext:value-type="float">
            <text:p>0.999977564905029</text:p>
          </table:table-cell>
          <table:table-cell table:style-name="ce1" table:formula="of:=[.B5]^3 - [.B5]^2 - 3*[.B5]+3" office:value-type="float" office:value="0.0000448711965974624" calcext:value-type="float">
            <text:p>4.48711965974624E-05</text:p>
          </table:table-cell>
          <table:table-cell table:style-name="ce1" table:formula="of:=3*[.B5]^2-2*[.B5]-3" office:value-type="float" office:value="-2.00008973886988" calcext:value-type="float">
            <text:p>-2.00008973886988</text:p>
          </table:table-cell>
          <table:table-cell table:style-name="ce1" table:formula="of:=6*[.B5]-2" office:value-type="float" office:value="3.99986538943017" calcext:value-type="float">
            <text:p>3.99986538943017</text:p>
          </table:table-cell>
          <table:table-cell table:style-name="ce1" table:formula="of:=ABS([.C5])" office:value-type="float" office:value="0.0000448711965974624" calcext:value-type="float">
            <text:p>4.48711965974624E-05</text:p>
          </table:table-cell>
          <table:table-cell table:style-name="ce1" table:formula="of:=([.C5]*[.E5])/([.D5]^2)" office:value-type="float" office:value="0.0000448656602791502" calcext:value-type="float">
            <text:p>4.48656602791502E-05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formula="of:=[.B5]-([.C5]/[.D5])" office:value-type="float" office:value="0.9999999994967" calcext:value-type="float">
            <text:p>0.9999999994967</text:p>
          </table:table-cell>
          <table:table-cell table:formula="of:=[.B6]^3 - [.B6]^2 - 3*[.B6]+3" office:value-type="float" office:value="0.00000000100659924839874" calcext:value-type="float">
            <text:p>1.00659924839874E-09</text:p>
          </table:table-cell>
          <table:table-cell table:formula="of:=3*[.B6]^2-2*[.B6]-3" office:value-type="float" office:value="-2.0000000020132" calcext:value-type="float">
            <text:p>-2.0000000020132</text:p>
          </table:table-cell>
          <table:table-cell table:formula="of:=6*[.B6]-2" office:value-type="float" office:value="3.9999999969802" calcext:value-type="float">
            <text:p>3.9999999969802</text:p>
          </table:table-cell>
          <table:table-cell table:formula="of:=ABS([.C6])" office:value-type="float" office:value="0.00000000100659924839874" calcext:value-type="float">
            <text:p>1.00659924839874E-09</text:p>
          </table:table-cell>
          <table:table-cell table:formula="of:=([.C6]*[.E6])/([.D6]^2)" office:value-type="float" office:value="0.00000000100659924561233" calcext:value-type="float">
            <text:p>1.00659924561233E-09</text:p>
          </table:table-cell>
        </table:table-row>
        <table:table-row table:style-name="ro1">
          <table:table-cell/>
          <table:table-cell table:formula="of:=[.B6]-([.C6]/[.D6])" office:value-type="float" office:value="1" calcext:value-type="float">
            <text:p>1</text:p>
          </table:table-cell>
          <table:table-cell table:formula="of:=[.B7]^3 - [.B7]^2 - 3*[.B7]+3" office:value-type="float" office:value="0" calcext:value-type="float">
            <text:p>0</text:p>
          </table:table-cell>
          <table:table-cell table:formula="of:=3*[.B7]^2-2*[.B7]-3" office:value-type="float" office:value="-2" calcext:value-type="float">
            <text:p>-2</text:p>
          </table:table-cell>
          <table:table-cell table:formula="of:=6*[.B7]-2" office:value-type="float" office:value="4" calcext:value-type="float">
            <text:p>4</text:p>
          </table:table-cell>
          <table:table-cell table:formula="of:=ABS([.C7])" office:value-type="float" office:value="0" calcext:value-type="float">
            <text:p>0</text:p>
          </table:table-cell>
          <table:table-cell table:formula="of:=([.C7]*[.E7])/([.D7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-([.C7]/[.D7])" office:value-type="float" office:value="1" calcext:value-type="float">
            <text:p>1</text:p>
          </table:table-cell>
          <table:table-cell table:formula="of:=[.B8]^3 - [.B8]^2 - 3*[.B8]+3" office:value-type="float" office:value="0" calcext:value-type="float">
            <text:p>0</text:p>
          </table:table-cell>
          <table:table-cell table:formula="of:=3*[.B8]^2-2*[.B8]-3" office:value-type="float" office:value="-2" calcext:value-type="float">
            <text:p>-2</text:p>
          </table:table-cell>
          <table:table-cell table:formula="of:=6*[.B8]-2" office:value-type="float" office:value="4" calcext:value-type="float">
            <text:p>4</text:p>
          </table:table-cell>
          <table:table-cell table:formula="of:=ABS([.C8])" office:value-type="float" office:value="0" calcext:value-type="float">
            <text:p>0</text:p>
          </table:table-cell>
          <table:table-cell table:formula="of:=([.C8]*[.E8])/([.D8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8]-([.C8]/[.D8])" office:value-type="float" office:value="1" calcext:value-type="float">
            <text:p>1</text:p>
          </table:table-cell>
          <table:table-cell table:formula="of:=[.B9]^3 - [.B9]^2 - 3*[.B9]+3" office:value-type="float" office:value="0" calcext:value-type="float">
            <text:p>0</text:p>
          </table:table-cell>
          <table:table-cell table:formula="of:=3*[.B9]^2-2*[.B9]-3" office:value-type="float" office:value="-2" calcext:value-type="float">
            <text:p>-2</text:p>
          </table:table-cell>
          <table:table-cell table:formula="of:=6*[.B9]-2" office:value-type="float" office:value="4" calcext:value-type="float">
            <text:p>4</text:p>
          </table:table-cell>
          <table:table-cell table:formula="of:=ABS([.C9])" office:value-type="float" office:value="0" calcext:value-type="float">
            <text:p>0</text:p>
          </table:table-cell>
          <table:table-cell table:formula="of:=([.C9]*[.E9])/([.D9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-([.C9]/[.D9])" office:value-type="float" office:value="1" calcext:value-type="float">
            <text:p>1</text:p>
          </table:table-cell>
          <table:table-cell table:formula="of:=[.B10]^3 - [.B10]^2 - 3*[.B10]+3" office:value-type="float" office:value="0" calcext:value-type="float">
            <text:p>0</text:p>
          </table:table-cell>
          <table:table-cell table:formula="of:=3*[.B10]^2-2*[.B10]-3" office:value-type="float" office:value="-2" calcext:value-type="float">
            <text:p>-2</text:p>
          </table:table-cell>
          <table:table-cell table:formula="of:=6*[.B10]-2" office:value-type="float" office:value="4" calcext:value-type="float">
            <text:p>4</text:p>
          </table:table-cell>
          <table:table-cell table:formula="of:=ABS([.C10])" office:value-type="float" office:value="0" calcext:value-type="float">
            <text:p>0</text:p>
          </table:table-cell>
          <table:table-cell table:formula="of:=([.C10]*[.E10])/([.D10]^2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-([.C10]/[.D10])" office:value-type="float" office:value="1" calcext:value-type="float">
            <text:p>1</text:p>
          </table:table-cell>
          <table:table-cell table:formula="of:=[.B11]^3 - [.B11]^2 - 3*[.B11]+3" office:value-type="float" office:value="0" calcext:value-type="float">
            <text:p>0</text:p>
          </table:table-cell>
          <table:table-cell table:formula="of:=3*[.B11]^2-2*[.B11]-3" office:value-type="float" office:value="-2" calcext:value-type="float">
            <text:p>-2</text:p>
          </table:table-cell>
          <table:table-cell table:formula="of:=6*[.B11]-2" office:value-type="float" office:value="4" calcext:value-type="float">
            <text:p>4</text:p>
          </table:table-cell>
          <table:table-cell table:formula="of:=ABS([.C11])" office:value-type="float" office:value="0" calcext:value-type="float">
            <text:p>0</text:p>
          </table:table-cell>
          <table:table-cell table:formula="of:=([.C11]*[.E11])/([.D11]^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14:42:01.528754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8-10-05T09:08:10.522095332</meta:creation-date>
    <dc:date>2018-11-01T17:32:01.524393676</dc:date>
    <dc:creator>abu dzar</dc:creator>
    <meta:editing-duration>PT8H58M40S</meta:editing-duration>
    <meta:editing-cycles>10</meta:editing-cycles>
    <meta:generator>LibreOffice/6.1.2.1$Linux_X86_64 LibreOffice_project/10$Build-1</meta:generator>
    <meta:document-statistic meta:table-count="5" meta:cell-count="461" meta:object-count="0"/>
  </office:meta>
</office:document-meta>
</file>